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10580000879200001508D21A14F0A9096EB5.svg" manifest:media-type="image/svg+xml"/>
  <manifest:file-entry manifest:full-path="Pictures/1000020100000668000000FE1CFCA98D7E52DCBE.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title">
      <style:graphic-properties draw:auto-grow-height="true" fo:min-height="2.6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fo:min-height="14cm"/>
    </style:style>
    <style:style style:name="P1" style:family="paragraph">
      <style:paragraph-properties fo:text-align="start"/>
    </style:style>
    <style:style style:name="P2" style:family="paragraph">
      <loext:graphic-properties draw:fill-color="#ffffff"/>
    </style:style>
    <style:style style:name="P3" style:family="paragraph">
      <style:paragraph-properties fo:margin-left="2.491cm" fo:margin-right="0cm" fo:text-indent="0cm"/>
    </style:style>
    <style:style style:name="P4" style:family="paragraph">
      <style:paragraph-properties fo:margin-left="1.245cm" fo:margin-right="0cm" fo:text-indent="0cm"/>
    </style:style>
    <style:style style:name="P5" style:family="paragraph">
      <style:paragraph-properties fo:margin-left="1.245cm" fo:margin-right="0cm" fo:text-indent="0cm"/>
      <style:text-properties style:font-name="Lucida Console" fo:font-size="22pt" style:font-size-asian="22pt" style:font-size-complex="22pt"/>
    </style:style>
    <style:style style:name="P6" style:family="paragraph">
      <style:paragraph-properties fo:margin-left="2.491cm" fo:margin-right="0cm" fo:text-indent="0cm"/>
      <style:text-properties style:font-name="Lucida Console"/>
    </style:style>
    <style:style style:name="P7" style:family="paragraph">
      <style:paragraph-properties fo:margin-left="3.736cm" fo:margin-right="0cm" fo:text-indent="0cm"/>
    </style:style>
    <style:style style:name="T1" style:family="text">
      <style:text-properties style:font-name="Lucida Console" fo:font-size="20pt" style:font-size-asian="20pt" style:font-size-complex="20pt"/>
    </style:style>
    <style:style style:name="T2" style:family="text">
      <style:text-properties style:font-name="Lucida Console" fo:font-size="22pt" style:font-size-asian="22pt" style:font-size-complex="22pt"/>
    </style:style>
    <style:style style:name="T3" style:family="text">
      <style:text-properties style:font-name="Lucida Console"/>
    </style:style>
    <style:style style:name="T4"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jQuery </text:p>
          </draw:text-box>
        </draw:frame>
        <draw:frame presentation:style-name="pr2" draw:text-style-name="P2" draw:layer="layout" svg:width="25.2cm" svg:height="9.134cm" svg:x="1.4cm" svg:y="3.8cm" presentation:class="subtitle">
          <draw:text-box>
            <text:list text:style-name="L1">
              <text:list-item>
                <text:p text:style-name="P1"><text:s/>jQuery es una libreria de JavaScript.</text:p>
              </text:list-item>
            </text:list>
            <text:p/>
            <text:list text:continue-numbering="true" text:style-name="L1">
              <text:list-item>
                <text:p text:style-name="P1"><text:s/>jQuery simplifica programar en JavaScript.</text:p>
              </text:list-item>
            </text:list>
            <text:p/>
            <text:list text:continue-numbering="true" text:style-name="L1">
              <text:list-item>
                <text:p text:style-name="P1"><text:s/>jQuery es fácil de aprender.</text:p>
              </text:list-item>
            </text:list>
          </draw:text-box>
        </draw:frame>
        <presentation:notes draw:style-name="dp2">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Qué ofrece jQuery?</text:p>
          </draw:text-box>
        </draw:frame>
        <draw:frame presentation:style-name="pr5" draw:layer="layout" svg:width="25.2cm" svg:height="9.134cm" svg:x="1.4cm" svg:y="3.8cm" presentation:class="outline">
          <draw:text-box>
            <text:list text:style-name="L2">
              <text:list-item>
                <text:p>jQuery es ligero, escribir poco código y hacer más.</text:p>
              </text:list-item>
              <text:list-item>
                <text:p>El propósito de jQuery es hacer más fácil el código de JavaScript en sitios web.</text:p>
              </text:list-item>
              <text:list-item>
                <text:p>jQuery puede realizar tareas que tomarían muchas líneas de código y las integra en funciones que puedes llamar en una sola línea de código.</text:p>
              </text:list-item>
              <text:list-item>
                <text:p>jQuery simplifica procesos complicados como AJAX y la manipulación del DOM.</text:p>
              </text:list-item>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incluye:</text:p>
          </draw:text-box>
        </draw:frame>
        <draw:frame presentation:style-name="pr5" draw:layer="layout" svg:width="25.2cm" svg:height="9.134cm" svg:x="1.4cm" svg:y="3.8cm" presentation:class="outline">
          <draw:text-box>
            <text:list text:style-name="L2">
              <text:list-item>
                <text:p>Manipulación del HTML/DOM</text:p>
              </text:list-item>
              <text:list-item>
                <text:p>Manipulación del CSS</text:p>
              </text:list-item>
              <text:list-item>
                <text:p>Eventos HTML</text:p>
              </text:list-item>
              <text:list-item>
                <text:p>Efectos y animaciones</text:p>
              </text:list-item>
              <text:list-item>
                <text:p>AJAX</text:p>
              </text:list-item>
              <text:list-item>
                <text:p>Otras utilerías</text:p>
              </text:list-item>
            </text:list>
          </draw:text-box>
        </draw:frame>
        <presentation:notes draw:style-name="dp2">
          <draw:page-thumbnail draw:style-name="gr1"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1" draw:master-page-name="BrightBlue" presentation:presentation-page-layout-name="AL3T3">
        <office:forms form:automatic-focus="false" form:apply-design-mode="false"/>
        <draw:frame presentation:style-name="pr4" draw:layer="layout" svg:width="19.5cm" svg:height="2.6cm" svg:x="1.4cm" svg:y="0.6cm" presentation:class="title">
          <draw:text-box>
            <text:p>Agregando jQuery a tu web</text:p>
          </draw:text-box>
        </draw:frame>
        <draw:frame presentation:style-name="pr5" draw:layer="layout" svg:width="12.297cm" svg:height="9.134cm" svg:x="1.4cm" svg:y="3.8cm" presentation:class="outline">
          <draw:text-box>
            <text:list text:style-name="L2">
              <text:list-item>
                <text:p>Descargar jQuery</text:p>
                <text:p/>
              </text:list-item>
            </text:list>
            <text:p><text:span text:style-name="T1">&lt;head&gt;</text:span></text:p>
            <text:p><text:span text:style-name="T1">&lt;script src="jquery-3.3.1.min.js"&gt;&lt;/script&gt;</text:span></text:p>
            <text:p><text:span text:style-name="T1">&lt;/head&gt;</text:span></text:p>
          </draw:text-box>
        </draw:frame>
        <draw:frame presentation:style-name="pr5" draw:layer="layout" svg:width="12.297cm" svg:height="9.134cm" svg:x="14.313cm" svg:y="3.8cm" presentation:class="outline">
          <draw:text-box>
            <text:list text:style-name="L2">
              <text:list-item>
                <text:p>Google CDN:</text:p>
                <text:p/>
              </text:list-item>
            </text:list>
            <text:p><text:span text:style-name="T1">&lt;head&gt;</text:span></text:p>
            <text:p><text:span text:style-name="T1">&lt;script src="https://ajax.googleapis.com/ajax/libs/jquery/3.3.1/jquery.min.js"&gt;&lt;/script&gt;</text:span></text:p>
            <text:p><text:span text:style-name="T1">&lt;/head&gt;</text:span></text:p>
          </draw:text-box>
        </draw:frame>
        <presentation:notes draw:style-name="dp2">
          <draw:page-thumbnail draw:style-name="gr1" draw:layer="layout" svg:width="17cm" svg:height="9.56cm" svg:x="2cm" svg:y="2.5cm" draw:page-number="4" presentation:class="page"/>
          <draw:frame presentation:style-name="pr6" draw:text-style-name="P2"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Sintaxis de jQuery </text:p>
          </draw:text-box>
        </draw:frame>
        <draw:frame presentation:style-name="pr5" draw:layer="layout" svg:width="25.2cm" svg:height="9.134cm" svg:x="1.4cm" svg:y="3.8cm" presentation:class="outline">
          <draw:text-box>
            <text:list text:style-name="L2">
              <text:list-header>
                <text:p>La sintaxis de jQuery está hecha para seleccionar elementos HTML y realizar alguna acción en el elemento.</text:p>
                <text:p/>
                <text:p>Sintaxis: $(selector).action()</text:p>
                <text:p/>
              </text:list-header>
              <text:list-item>
                <text:p>$ - define acceso a una función de jQuery</text:p>
              </text:list-item>
              <text:list-item>
                <text:p>(selector) - el selector a encontrar en el HTML</text:p>
              </text:list-item>
              <text:list-item>
                <text:p>action() - Una <text:s/>acción de jQuery a ejecutarse sobre el elemento </text:p>
              </text:list-item>
            </text:list>
          </draw:text-box>
        </draw:frame>
        <presentation:notes draw:style-name="dp2">
          <draw:page-thumbnail draw:style-name="gr1"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Ejemplos</text:p>
          </draw:text-box>
        </draw:frame>
        <draw:frame presentation:style-name="pr5" draw:layer="layout" svg:width="25.2cm" svg:height="9.134cm" svg:x="1.4cm" svg:y="3.8cm" presentation:class="outline" presentation:user-transformed="true">
          <draw:text-box>
            <text:list text:style-name="L2">
              <text:list-item>
                <text:p>$(this).hide() - oculta el elemento.</text:p>
                <text:p/>
              </text:list-item>
              <text:list-item>
                <text:p>$("p").hide() - oculta todos los elementos &lt;p&gt; </text:p>
                <text:p/>
              </text:list-item>
              <text:list-item>
                <text:p>$(".test").hide() - oculta todos con class="test".</text:p>
                <text:p/>
              </text:list-item>
              <text:list-item>
                <text:p>$("#test").hide() - oculta el id="test".</text:p>
                <text:p/>
                <text:p>*jQuery usa la sintaxis de selectores de CSS</text:p>
              </text:list-item>
            </text:list>
          </draw:text-box>
        </draw:frame>
        <presentation:notes draw:style-name="dp2">
          <draw:page-thumbnail draw:style-name="gr1" draw:layer="layout" svg:width="17cm" svg:height="9.56cm" svg:x="2cm" svg:y="2.5cm" draw:page-number="6" presentation:class="page"/>
          <draw:frame presentation:style-name="pr6" draw:text-style-name="P2"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Evento Document Ready</text:p>
          </draw:text-box>
        </draw:frame>
        <draw:frame presentation:style-name="pr5" draw:layer="layout" svg:width="25.2cm" svg:height="10.17cm" svg:x="1.4cm" svg:y="3.8cm" presentation:class="outline" presentation:user-transformed="true">
          <draw:text-box>
            <text:list text:style-name="L2">
              <text:list-item>
                <text:p>Se usa para evitar que se ejecute cualquier código de jQuery antes de que el documento termine de cargarse</text:p>
                <text:p/>
              </text:list-item>
            </text:list>
            <text:p text:style-name="P3"><text:span text:style-name="T2">$(document).ready(function(){</text:span></text:p>
            <text:p text:style-name="P3"><text:span text:style-name="T2"><text:s text:c="3"/></text:span><text:span text:style-name="T2">// jQuery methods go here...</text:span></text:p>
            <text:p text:style-name="P3"><text:span text:style-name="T2">});</text:span></text:p>
            <text:p text:style-name="P3"><text:span text:style-name="T2"/></text:p>
            <text:p text:style-name="P3"><text:span text:style-name="T2">// Versión simplificada</text:span></text:p>
            <text:p text:style-name="P3"><text:span text:style-name="T2">$(function(){</text:span></text:p>
            <text:p text:style-name="P3"><text:span text:style-name="T2"><text:s text:c="3"/></text:span><text:span text:style-name="T2">// jQuery methods go here...</text:span></text:p>
            <text:p text:style-name="P3"><text:span text:style-name="T2">});</text:span></text:p>
            <text:list text:continue-numbering="true" text:style-name="L2">
              <text:list-header>
                <text:p/>
              </text:list-header>
            </text:list>
          </draw:text-box>
        </draw:frame>
        <presentation:notes draw:style-name="dp2">
          <draw:page-thumbnail draw:style-name="gr1" draw:layer="layout" svg:width="17cm" svg:height="9.56cm" svg:x="2cm" svg:y="2.5cm" draw:page-number="7" presentation:class="page"/>
          <draw:frame presentation:style-name="pr6" draw:text-style-name="P2"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electores en jQuery</text:p>
          </draw:text-box>
        </draw:frame>
        <draw:frame presentation:style-name="pr5" draw:layer="layout" svg:width="25.2cm" svg:height="9.134cm" svg:x="1.4cm" svg:y="3.8cm" presentation:class="outline">
          <draw:text-box>
            <text:list text:style-name="L2">
              <text:list-header>
                <text:p/>
              </text:list-header>
              <text:list-item>
                <text:p>$("p") Selecciona todos los elementos &lt;p&gt;</text:p>
              </text:list-item>
              <text:list-item>
                <text:p>$("#test") Encontrar un elemento con un id específico</text:p>
              </text:list-item>
              <text:list-item>
                <text:p>$(".test") Encontrar elementos con una clase específica</text:p>
                <text:p/>
                <text:p>Más ejemplos de selectores:</text:p>
                <text:p><text:a xlink:href="https://www.w3schools.com/jquery/jquery_selectors.asp" xlink:type="simple">https://www.w3schools.com/jquery/jquery_selectors.asp</text:a> </text:p>
                <text:p/>
              </text:list-item>
            </text:list>
          </draw:text-box>
        </draw:frame>
        <presentation:notes draw:style-name="dp2">
          <draw:page-thumbnail draw:style-name="gr1" draw:layer="layout" svg:width="17cm" svg:height="9.56cm" svg:x="2cm" svg:y="2.5cm" draw:page-number="8" presentation:class="page"/>
          <draw:frame presentation:style-name="pr6" draw:text-style-name="P2"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Eventos en jQuery </text:p>
          </draw:text-box>
        </draw:frame>
        <draw:frame presentation:style-name="pr5" draw:layer="layout" svg:width="25.2cm" svg:height="9.134cm" svg:x="1.4cm" svg:y="3.8cm" presentation:class="outline">
          <draw:text-box>
            <text:list text:style-name="L2">
              <text:list-item>
                <text:p>En jQuery, la mayoría de los eventos DOM tienen un método de jQuery equivalente.</text:p>
              </text:list-item>
              <text:list-item>
                <text:p>Para asignar un evento de click a todos los párrafos en una página, se puede hacer lo siguiente:</text:p>
                <text:p/>
              </text:list-item>
            </text:list>
            <text:p text:style-name="P3"><text:span text:style-name="T2">$("p").click(function(){</text:span></text:p>
            <text:p text:style-name="P3"><text:span text:style-name="T2"><text:s text:c="2"/></text:span><text:span text:style-name="T2">// action goes here!!</text:span></text:p>
            <text:p text:style-name="P3"><text:span text:style-name="T2">});</text:span></text:p>
            <text:list text:continue-numbering="true" text:style-name="L2">
              <text:list-header>
                <text:p/>
                <text:p/>
              </text:list-header>
            </text:list>
          </draw:text-box>
        </draw:frame>
        <presentation:notes draw:style-name="dp2">
          <draw:page-thumbnail draw:style-name="gr1" draw:layer="layout" svg:width="17cm" svg:height="9.56cm" svg:x="2cm" svg:y="2.5cm" draw:page-number="9" presentation:class="page"/>
          <draw:frame presentation:style-name="pr6" draw:text-style-name="P2" draw:layer="layout" svg:width="17cm" svg:height="14cm" svg:x="2cm" svg:y="13cm" presentation:class="notes" presentation:placeholder="true">
            <draw:text-box/>
          </draw:frame>
        </presentation:notes>
      </draw:page>
      <draw:page draw:name="page10" draw:style-name="dp1" draw:master-page-name="BrightBlue" presentation:presentation-page-layout-name="AL3T3">
        <office:forms form:automatic-focus="false" form:apply-design-mode="false"/>
        <draw:frame presentation:style-name="pr4" draw:layer="layout" svg:width="19.5cm" svg:height="2.6cm" svg:x="1.4cm" svg:y="0.6cm" presentation:class="title">
          <draw:text-box>
            <text:p>Eventos utilizados comúnmente</text:p>
          </draw:text-box>
        </draw:frame>
        <draw:frame presentation:style-name="pr5" draw:layer="layout" svg:width="12.297cm" svg:height="9.134cm" svg:x="1.4cm" svg:y="3.8cm" presentation:class="outline">
          <draw:text-box>
            <text:list text:style-name="L2">
              <text:list-item>
                <text:p>$(document).ready()</text:p>
              </text:list-item>
              <text:list-item>
                <text:p>click()</text:p>
              </text:list-item>
              <text:list-item>
                <text:p>dblclick()</text:p>
              </text:list-item>
              <text:list-item>
                <text:p>mouseenter()</text:p>
              </text:list-item>
              <text:list-item>
                <text:p>mouseleave()</text:p>
                <text:p/>
                <text:p/>
              </text:list-item>
            </text:list>
          </draw:text-box>
        </draw:frame>
        <draw:frame presentation:style-name="pr5" draw:layer="layout" svg:width="12.297cm" svg:height="9.134cm" svg:x="14.313cm" svg:y="3.8cm" presentation:class="outline">
          <draw:text-box>
            <text:list text:style-name="L2">
              <text:list-item>
                <text:p>mousedown()</text:p>
              </text:list-item>
              <text:list-item>
                <text:p>mouseup()</text:p>
              </text:list-item>
              <text:list-item>
                <text:p>hover()</text:p>
              </text:list-item>
              <text:list-item>
                <text:p>focus()</text:p>
              </text:list-item>
              <text:list-item>
                <text:p>blur()</text:p>
                <text:p/>
              </text:list-item>
            </text:list>
          </draw:text-box>
        </draw:frame>
        <presentation:notes draw:style-name="dp2">
          <draw:page-thumbnail draw:style-name="gr1" draw:layer="layout" svg:width="17cm" svg:height="9.56cm" svg:x="2cm" svg:y="2.5cm" draw:page-number="10" presentation:class="page"/>
          <draw:frame presentation:style-name="pr6" draw:text-style-name="P2"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El método on()</text:p>
          </draw:text-box>
        </draw:frame>
        <draw:frame presentation:style-name="pr5" draw:layer="layout" svg:width="25.2cm" svg:height="9.134cm" svg:x="1.4cm" svg:y="3.8cm" presentation:class="outline">
          <draw:text-box>
            <text:list text:style-name="L2">
              <text:list-item>
                <text:p>El método on() adjunta uno o más controladores de eventos para los elementos seleccionados.</text:p>
              </text:list-item>
            </text:list>
            <text:p text:style-name="P3"><text:span text:style-name="T3">$("p").on({</text:span></text:p>
            <text:p text:style-name="P3"><text:span text:style-name="T3"><text:s text:c="4"/></text:span><text:span text:style-name="T3">mouseenter: function(){</text:span></text:p>
            <text:p text:style-name="P3"><text:span text:style-name="T3"><text:s text:c="8"/></text:span><text:span text:style-name="T3">$(this).css("background-color", "lightgray");</text:span></text:p>
            <text:p text:style-name="P3"><text:span text:style-name="T3"><text:s text:c="4"/></text:span><text:span text:style-name="T3">}, </text:span></text:p>
            <text:p text:style-name="P3"><text:span text:style-name="T3"><text:s text:c="4"/></text:span><text:span text:style-name="T3">mouseleave: function(){</text:span></text:p>
            <text:p text:style-name="P3"><text:span text:style-name="T3"><text:s text:c="8"/></text:span><text:span text:style-name="T3">$(this).css("background-color", "lightblue");</text:span></text:p>
            <text:p text:style-name="P3"><text:span text:style-name="T3"><text:s text:c="4"/></text:span><text:span text:style-name="T3">}, </text:span></text:p>
            <text:p text:style-name="P3"><text:span text:style-name="T3"><text:s text:c="4"/></text:span><text:span text:style-name="T3">click: function(){</text:span></text:p>
            <text:p text:style-name="P3"><text:span text:style-name="T3"><text:s text:c="8"/></text:span><text:span text:style-name="T3">$(this).css("background-color", "yellow");</text:span></text:p>
            <text:p text:style-name="P3"><text:span text:style-name="T3"><text:s text:c="4"/></text:span><text:span text:style-name="T3">} </text:span></text:p>
            <text:p text:style-name="P3"><text:span text:style-name="T3">});</text:span></text:p>
            <text:p text:style-name="P3"><text:span text:style-name="T3"/></text:p>
            <text:p text:style-name="P3"><text:span text:style-name="T3"><text:a xlink:href="https://www.w3schools.com/jquery/jquery_events.asp" xlink:type="simple">https://www.w3schools.com/jquery/jquery_events.asp</text:a></text:span><text:span text:style-name="T3"> </text:span></text:p>
          </draw:text-box>
        </draw:frame>
        <presentation:notes draw:style-name="dp2">
          <draw:page-thumbnail draw:style-name="gr1" draw:layer="layout" svg:width="17cm" svg:height="9.56cm" svg:x="2cm" svg:y="2.5cm" draw:page-number="11" presentation:class="page"/>
          <draw:frame presentation:style-name="pr6" draw:text-style-name="P2"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hide(), show() y toggle() </text:p>
          </draw:text-box>
        </draw:frame>
        <draw:frame presentation:style-name="pr5" draw:text-style-name="P5" draw:layer="layout" svg:width="25.2cm" svg:height="9.134cm" svg:x="1.4cm" svg:y="3.8cm" presentation:class="outline" presentation:user-transformed="true">
          <draw:text-box>
            <text:p text:style-name="P4"><text:span text:style-name="T2">$("#hide").click(function(){</text:span></text:p>
            <text:p text:style-name="P4"><text:span text:style-name="T2"><text:s text:c="4"/></text:span><text:span text:style-name="T2">$("p").hide();</text:span></text:p>
            <text:p text:style-name="P4"><text:span text:style-name="T2">});</text:span></text:p>
            <text:p text:style-name="P4"><text:span text:style-name="T2">$("#show").click(function(){</text:span></text:p>
            <text:p text:style-name="P4"><text:span text:style-name="T2"><text:s text:c="4"/></text:span><text:span text:style-name="T2">$("p").show();</text:span></text:p>
            <text:p text:style-name="P4"><text:span text:style-name="T2">});</text:span></text:p>
            <text:p text:style-name="P4"><text:span text:style-name="T2">$("button").click(function(){</text:span></text:p>
            <text:p text:style-name="P4"><text:span text:style-name="T2"><text:s text:c="4"/></text:span><text:span text:style-name="T2">$("p").toggle();</text:span></text:p>
            <text:p text:style-name="P4"><text:span text:style-name="T2">});</text:span></text:p>
          </draw:text-box>
        </draw:frame>
        <presentation:notes draw:style-name="dp2">
          <draw:page-thumbnail draw:style-name="gr1" draw:layer="layout" svg:width="17cm" svg:height="9.56cm" svg:x="2cm" svg:y="2.5cm" draw:page-number="12" presentation:class="page"/>
          <draw:frame presentation:style-name="pr6" draw:text-style-name="P2"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fadeIn(), etc </text:p>
          </draw:text-box>
        </draw:frame>
        <draw:frame presentation:style-name="pr5" draw:layer="layout" svg:width="25.2cm" svg:height="9.134cm" svg:x="1.4cm" svg:y="3.8cm" presentation:class="outline">
          <draw:text-box>
            <text:list text:style-name="L2">
              <text:list-item>
                <text:p>$(selector).fadeIn(speed,callback);</text:p>
              </text:list-item>
              <text:list-item>
                <text:p>$(selector).fadeOut(speed,callback);</text:p>
              </text:list-item>
              <text:list-item>
                <text:p>$(selector).fadeToggle(speed,callback);</text:p>
              </text:list-item>
              <text:list-item>
                <text:p>$(selector).fadeTo(speed,opacity,callback);</text:p>
                <text:p/>
              </text:list-item>
            </text:list>
            <text:p text:style-name="P3"><text:span text:style-name="T3">$("button").click(function(){</text:span></text:p>
            <text:p text:style-name="P3"><text:span text:style-name="T3"><text:s text:c="4"/></text:span><text:span text:style-name="T3">$("#div1").fadeIn();</text:span></text:p>
            <text:p text:style-name="P3"><text:span text:style-name="T3"><text:s text:c="4"/></text:span><text:span text:style-name="T3">$("#div2").fadeIn("slow");</text:span></text:p>
            <text:p text:style-name="P3"><text:span text:style-name="T3"><text:s text:c="4"/></text:span><text:span text:style-name="T3">$("#div3").fadeIn(3000);</text:span></text:p>
            <text:p text:style-name="P3"><text:span text:style-name="T3">});</text:span></text:p>
            <text:list text:continue-numbering="true" text:style-name="L2">
              <text:list-header>
                <text:p/>
              </text:list-header>
            </text:list>
          </draw:text-box>
        </draw:frame>
        <presentation:notes draw:style-name="dp2">
          <draw:page-thumbnail draw:style-name="gr1" draw:layer="layout" svg:width="17cm" svg:height="9.56cm" svg:x="2cm" svg:y="2.5cm" draw:page-number="13" presentation:class="page"/>
          <draw:frame presentation:style-name="pr6" draw:text-style-name="P2"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slideDown(), etc </text:p>
          </draw:text-box>
        </draw:frame>
        <draw:frame presentation:style-name="pr5" draw:layer="layout" svg:width="25.2cm" svg:height="9.134cm" svg:x="1.4cm" svg:y="3.8cm" presentation:class="outline">
          <draw:text-box>
            <text:list text:style-name="L2">
              <text:list-item>
                <text:p>$(selector).slideDown(speed,callback);</text:p>
              </text:list-item>
              <text:list-item>
                <text:p>$(selector).slideUp(speed,callback);</text:p>
              </text:list-item>
              <text:list-item>
                <text:p>$(selector).slideToggle(speed,callback);</text:p>
                <text:p/>
              </text:list-item>
            </text:list>
          </draw:text-box>
        </draw:frame>
        <presentation:notes draw:style-name="dp2">
          <draw:page-thumbnail draw:style-name="gr1" draw:layer="layout" svg:width="17cm" svg:height="9.56cm" svg:x="2cm" svg:y="2.5cm" draw:page-number="14" presentation:class="page"/>
          <draw:frame presentation:style-name="pr6" draw:text-style-name="P2"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animate()</text:p>
          </draw:text-box>
        </draw:frame>
        <draw:frame presentation:style-name="pr5" draw:layer="layout" svg:width="25.2cm" svg:height="9.134cm" svg:x="1.4cm" svg:y="3.8cm" presentation:class="outline" presentation:user-transformed="true">
          <draw:text-box>
            <text:list text:style-name="L2">
              <text:list-item>
                <text:p>$(selector).animate({params},speed,callback);</text:p>
                <text:p/>
              </text:list-item>
            </text:list>
            <text:p text:style-name="P3"><text:span text:style-name="T3">$("button").click(function(){</text:span></text:p>
            <text:p text:style-name="P3"><text:span text:style-name="T3"><text:s text:c="4"/></text:span><text:span text:style-name="T3">$("div").animate({left: '250px'});</text:span></text:p>
            <text:p text:style-name="P3"><text:span text:style-name="T3">});</text:span></text:p>
            <text:p text:style-name="P4"><text:span text:style-name="T3"/></text:p>
            <text:p text:style-name="P4"><text:span text:style-name="T3"><text:a xlink:href="https://www.w3schools.com/jquery/jquery_animate.asp" xlink:type="simple">https://www.w3schools.com/jquery/jquery_animate.asp</text:a></text:span></text:p>
            <text:p text:style-name="P4"><text:span text:style-name="T3"><text:s/></text:span></text:p>
          </draw:text-box>
        </draw:frame>
        <presentation:notes draw:style-name="dp2">
          <draw:page-thumbnail draw:style-name="gr1" draw:layer="layout" svg:width="17cm" svg:height="9.56cm" svg:x="2cm" svg:y="2.5cm" draw:page-number="15" presentation:class="page"/>
          <draw:frame presentation:style-name="pr6" draw:text-style-name="P2"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stop()</text:p>
          </draw:text-box>
        </draw:frame>
        <draw:frame presentation:style-name="pr5" draw:layer="layout" svg:width="25.2cm" svg:height="9.134cm" svg:x="1.4cm" svg:y="3.8cm" presentation:class="outline" presentation:user-transformed="true">
          <draw:text-box>
            <text:list text:style-name="L2">
              <text:list-item>
                <text:p>$(selector).stop(stopAll,goToEnd);</text:p>
                <text:p/>
              </text:list-item>
            </text:list>
            <text:p text:style-name="P3"><text:span text:style-name="T3">$(document).ready(function(){</text:span></text:p>
            <text:p text:style-name="P3"><text:span text:style-name="T3"><text:s text:c="4"/></text:span><text:span text:style-name="T3">$("#flip").click(function(){</text:span></text:p>
            <text:p text:style-name="P3"><text:span text:style-name="T3"><text:s text:c="8"/></text:span><text:span text:style-name="T3">$("#panel").slideDown(5000);</text:span></text:p>
            <text:p text:style-name="P3"><text:span text:style-name="T3"><text:s text:c="4"/></text:span><text:span text:style-name="T3">});</text:span></text:p>
            <text:p text:style-name="P3"><text:span text:style-name="T3"><text:s text:c="4"/></text:span><text:span text:style-name="T3">$("#stop").click(function(){</text:span></text:p>
            <text:p text:style-name="P3"><text:span text:style-name="T3"><text:s text:c="8"/></text:span><text:span text:style-name="T3">$("#panel").stop();</text:span></text:p>
            <text:p text:style-name="P3"><text:span text:style-name="T3"><text:s text:c="4"/></text:span><text:span text:style-name="T3">});</text:span></text:p>
            <text:p text:style-name="P3"><text:span text:style-name="T3">});</text:span></text:p>
          </draw:text-box>
        </draw:frame>
        <presentation:notes draw:style-name="dp2">
          <draw:page-thumbnail draw:style-name="gr1" draw:layer="layout" svg:width="17cm" svg:height="9.56cm" svg:x="2cm" svg:y="2.5cm" draw:page-number="16" presentation:class="page"/>
          <draw:frame presentation:style-name="pr6" draw:text-style-name="P2"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funciones Callback</text:p>
          </draw:text-box>
        </draw:frame>
        <draw:frame presentation:style-name="pr5" draw:layer="layout" svg:width="25.2cm" svg:height="9.134cm" svg:x="1.4cm" svg:y="3.8cm" presentation:class="outline" presentation:user-transformed="true">
          <draw:text-box>
            <text:list text:style-name="L2">
              <text:list-item>
                <text:p>El código de JavaScript se ejecuta línea por línea. Sin embargo, con los efectos, la siguiente línea de código se puede ejecutar aunque el efecto no haya finalizado. Esto puede crear errores.</text:p>
              </text:list-item>
              <text:list-item>
                <text:p>Para evitar esto, puede crear una función Callback. Es una llamada que se ejecuta después de que el efecto actual finaliza.</text:p>
              </text:list-item>
            </text:list>
            <text:p text:style-name="P3"><text:span text:style-name="T3">$("button").click(function(){</text:span></text:p>
            <text:p text:style-name="P3"><text:span text:style-name="T3"><text:s text:c="4"/></text:span><text:span text:style-name="T3">$("p").hide("slow", function(){</text:span></text:p>
            <text:p text:style-name="P3"><text:span text:style-name="T3"><text:s text:c="8"/></text:span><text:span text:style-name="T3">alert("The paragraph is now hidden");</text:span></text:p>
            <text:p text:style-name="P3"><text:span text:style-name="T3"><text:s text:c="4"/></text:span><text:span text:style-name="T3">});</text:span></text:p>
            <text:p text:style-name="P3"><text:span text:style-name="T3">});</text:span></text:p>
            <text:p text:style-name="P3"><text:span text:style-name="T3">//probar sin el callback</text:span></text:p>
          </draw:text-box>
        </draw:frame>
        <presentation:notes draw:style-name="dp2">
          <draw:page-thumbnail draw:style-name="gr1" draw:layer="layout" svg:width="17cm" svg:height="9.56cm" svg:x="2cm" svg:y="2.5cm" draw:page-number="17" presentation:class="page"/>
          <draw:frame presentation:style-name="pr6" draw:text-style-name="P2"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Encadenando eventos</text:p>
          </draw:text-box>
        </draw:frame>
        <draw:frame presentation:style-name="pr5" draw:layer="layout" svg:width="25.2cm" svg:height="9.134cm" svg:x="1.4cm" svg:y="3.8cm" presentation:class="outline">
          <draw:text-box>
            <text:list text:style-name="L2">
              <text:list-item>
                <text:p>Existe una técnica llamada encadenamiento, que nos permite ejecutar múltiples comandos de jQuery, uno después del otro, en el mismo elemento</text:p>
                <text:p><text:span text:style-name="T4"/></text:p>
              </text:list-item>
            </text:list>
            <text:p text:style-name="P3"><text:span text:style-name="T2">$("#p1").css("color", "red")</text:span></text:p>
            <text:p text:style-name="P3"><text:span text:style-name="T2"><text:s text:c="2"/></text:span><text:span text:style-name="T2">.slideUp(2000)</text:span></text:p>
            <text:p text:style-name="P3"><text:span text:style-name="T2"><text:s text:c="2"/></text:span><text:span text:style-name="T2">.slideDown(2000);</text:span></text:p>
            <text:list text:continue-numbering="true" text:style-name="L2">
              <text:list-header>
                <text:p/>
              </text:list-header>
            </text:list>
          </draw:text-box>
        </draw:frame>
        <presentation:notes draw:style-name="dp2">
          <draw:page-thumbnail draw:style-name="gr1" draw:layer="layout" svg:width="17cm" svg:height="9.56cm" svg:x="2cm" svg:y="2.5cm" draw:page-number="18" presentation:class="page"/>
          <draw:frame presentation:style-name="pr6" draw:text-style-name="P2"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DOM: text(), html(), and val()</text:p>
          </draw:text-box>
        </draw:frame>
        <draw:frame presentation:style-name="pr5" draw:layer="layout" svg:width="25.2cm" svg:height="9.134cm" svg:x="1.4cm" svg:y="3.8cm" presentation:class="outline">
          <draw:text-box>
            <text:list text:style-name="L2">
              <text:list-item>
                <text:p>text(): Establece o devuelve el contenido en texto</text:p>
              </text:list-item>
              <text:list-item>
                <text:p>html(): Establece o devuelve el contenido incluyendo etiquetas HTML</text:p>
              </text:list-item>
              <text:list-item>
                <text:p>val(): Establece o devuelve el valor de los campos de un formulario</text:p>
              </text:list-item>
              <text:list-item>
                <text:p>attr(): se usa para obtener valores de atributo</text:p>
              </text:list-item>
            </text:list>
          </draw:text-box>
        </draw:frame>
        <presentation:notes draw:style-name="dp2">
          <draw:page-thumbnail draw:style-name="gr1" draw:layer="layout" svg:width="17cm" svg:height="9.56cm" svg:x="2cm" svg:y="2.5cm" draw:page-number="19" presentation:class="page"/>
          <draw:frame presentation:style-name="pr6" draw:text-style-name="P2"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Ejemplo: text(), html(), and val()</text:p>
          </draw:text-box>
        </draw:frame>
        <draw:frame presentation:style-name="pr5" draw:text-style-name="P6" draw:layer="layout" svg:width="25.2cm" svg:height="9.134cm" svg:x="1.4cm" svg:y="3.8cm" presentation:class="outline">
          <draw:text-box>
            <text:p text:style-name="P3"><text:span text:style-name="T3">$("#btn1").click(function(){</text:span></text:p>
            <text:p text:style-name="P3"><text:span text:style-name="T3"><text:s text:c="4"/></text:span><text:span text:style-name="T3">$("#test1").text("Hello world!");</text:span></text:p>
            <text:p text:style-name="P3"><text:span text:style-name="T3">});</text:span></text:p>
            <text:p text:style-name="P3"><text:span text:style-name="T3">$("#btn2").click(function(){</text:span></text:p>
            <text:p text:style-name="P3"><text:span text:style-name="T3"><text:s text:c="4"/></text:span><text:span text:style-name="T3">$("#test2").html("&lt;b&gt;Hello world!&lt;/b&gt;");</text:span></text:p>
            <text:p text:style-name="P3"><text:span text:style-name="T3">});</text:span></text:p>
            <text:p text:style-name="P3"><text:span text:style-name="T3">$("#btn3").click(function(){</text:span></text:p>
            <text:p text:style-name="P3"><text:span text:style-name="T3"><text:s text:c="4"/></text:span><text:span text:style-name="T3">$("#test3").val("Dolly Duck");</text:span></text:p>
            <text:p text:style-name="P3"><text:span text:style-name="T3">});</text:span></text:p>
          </draw:text-box>
        </draw:frame>
        <presentation:notes draw:style-name="dp2">
          <draw:page-thumbnail draw:style-name="gr1" draw:layer="layout" svg:width="17cm" svg:height="9.56cm" svg:x="2cm" svg:y="2.5cm" draw:page-number="20" presentation:class="page"/>
          <draw:frame presentation:style-name="pr6" draw:text-style-name="P2" draw:layer="layout" svg:width="17cm" svg:height="14cm" svg:x="2cm" svg:y="13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DOM: Agregar/Eliminar</text:p>
          </draw:text-box>
        </draw:frame>
        <draw:frame presentation:style-name="pr5" draw:layer="layout" svg:width="25.2cm" svg:height="9.134cm" svg:x="1.4cm" svg:y="3.8cm" presentation:class="outline">
          <draw:text-box>
            <text:list text:style-name="L2">
              <text:list-item>
                <text:p>append() - Inserta contenido al final de los elementos seleccionados </text:p>
              </text:list-item>
              <text:list-item>
                <text:p>prepend() - Inserta contenido al comienzo de los elementos seleccionados </text:p>
              </text:list-item>
              <text:list-item>
                <text:p>after() - Inserta contenido después de los elementos seleccionados </text:p>
              </text:list-item>
              <text:list-item>
                <text:p>before() - Inserta contenido antes de los elementos seleccionados</text:p>
              </text:list-item>
              <text:list-item>
                <text:p>remove() - Elimina el elemento seleccionado (y sus elementos secundarios) </text:p>
              </text:list-item>
              <text:list-item>
                <text:p>empty() - Elimina los elementos secundarios del elemento seleccionado</text:p>
              </text:list-item>
            </text:list>
          </draw:text-box>
        </draw:frame>
        <presentation:notes draw:style-name="dp2">
          <draw:page-thumbnail draw:style-name="gr1" draw:layer="layout" svg:width="17cm" svg:height="9.56cm" svg:x="2cm" svg:y="2.5cm" draw:page-number="21" presentation:class="page"/>
          <draw:frame presentation:style-name="pr6" draw:text-style-name="P2" draw:layer="layout" svg:width="17cm" svg:height="14cm" svg:x="2cm" svg:y="13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CSS</text:p>
          </draw:text-box>
        </draw:frame>
        <draw:frame presentation:style-name="pr5" draw:layer="layout" svg:width="25.2cm" svg:height="9.134cm" svg:x="1.4cm" svg:y="3.8cm" presentation:class="outline">
          <draw:text-box>
            <text:list text:style-name="L2">
              <text:list-item>
                <text:p>addClass() - Agrega una o más clases a los elementos seleccionados </text:p>
              </text:list-item>
              <text:list-item>
                <text:p>removeClass() - Elimina una o más clases de los elementos seleccionados </text:p>
              </text:list-item>
              <text:list-item>
                <text:p>toggleClass() - Alterna entre agregar / eliminar clases de los elementos seleccionados </text:p>
              </text:list-item>
              <text:list-item>
                <text:p>css() - Establece o devuelve el atributo de estilo</text:p>
              </text:list-item>
            </text:list>
          </draw:text-box>
        </draw:frame>
        <presentation:notes draw:style-name="dp2">
          <draw:page-thumbnail draw:style-name="gr1" draw:layer="layout" svg:width="17cm" svg:height="9.56cm" svg:x="2cm" svg:y="2.5cm" draw:page-number="22" presentation:class="page"/>
          <draw:frame presentation:style-name="pr6" draw:text-style-name="P2" draw:layer="layout" svg:width="17cm" svg:height="14cm" svg:x="2cm" svg:y="13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 css()</text:p>
          </draw:text-box>
        </draw:frame>
        <draw:frame presentation:style-name="pr5" draw:layer="layout" svg:width="25.2cm" svg:height="9.134cm" svg:x="1.4cm" svg:y="3.8cm" presentation:class="outline">
          <draw:text-box>
            <text:list text:style-name="L2">
              <text:list-item>
                <text:p>css("propertyname") - devolver el valor de una propiedad CSS especificada</text:p>
                <text:p text:style-name="P3">$("p").css("background-color");</text:p>
                <text:p/>
              </text:list-item>
              <text:list-item>
                <text:p>css("propertyname","value") - Para establecer una propiedad de CSS especificada</text:p>
                <text:p text:style-name="P3">$("p").css("background-color", "yellow");</text:p>
                <text:p/>
              </text:list-item>
              <text:list-item>
                <text:p>Para establecer múltiples propiedades de CSS</text:p>
              </text:list-item>
            </text:list>
            <text:p text:style-name="P7">$("p").css({"background-color": "yellow", "font-size": "200%"});</text:p>
          </draw:text-box>
        </draw:frame>
        <presentation:notes draw:style-name="dp2">
          <draw:page-thumbnail draw:style-name="gr1" draw:layer="layout" svg:width="17cm" svg:height="9.56cm" svg:x="2cm" svg:y="2.5cm" draw:page-number="23" presentation:class="page"/>
          <draw:frame presentation:style-name="pr6" draw:text-style-name="P2" draw:layer="layout" svg:width="17cm" svg:height="14cm" svg:x="2cm" svg:y="13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 Dimensiones</text:p>
          </draw:text-box>
        </draw:frame>
        <draw:frame presentation:style-name="pr5" draw:layer="layout" svg:width="25.2cm" svg:height="9.134cm" svg:x="1.4cm" svg:y="3.8cm" presentation:class="outline" presentation:user-transformed="true">
          <draw:text-box>
            <text:list text:style-name="L2">
              <text:list-item>
                <text:p>width()</text:p>
              </text:list-item>
              <text:list-item>
                <text:p>height()</text:p>
              </text:list-item>
              <text:list-item>
                <text:p>innerWidth()</text:p>
              </text:list-item>
              <text:list-item>
                <text:p>innerHeight()</text:p>
              </text:list-item>
              <text:list-item>
                <text:p>outerWidth()</text:p>
              </text:list-item>
              <text:list-item>
                <text:p>outerHeight()</text:p>
              </text:list-item>
            </text:list>
          </draw:text-box>
        </draw:frame>
        <presentation:notes draw:style-name="dp2">
          <office:forms form:automatic-focus="false" form:apply-design-mode="false"/>
          <draw:page-thumbnail draw:style-name="gr1" draw:layer="layout" svg:width="17cm" svg:height="9.56cm" svg:x="2cm" svg:y="2.5cm" draw:page-number="24" presentation:class="page"/>
          <draw:frame presentation:style-name="pr6" draw:text-style-name="P2" draw:layer="layout" svg:width="17cm" svg:height="14cm" svg:x="2cm" svg:y="13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width(), height() </text:p>
          </draw:text-box>
        </draw:frame>
        <draw:frame presentation:style-name="pr5" draw:text-style-name="P4" draw:layer="layout" svg:width="25.2cm" svg:height="9.134cm" svg:x="1.4cm" svg:y="3.8cm" presentation:class="outline">
          <draw:text-box>
            <text:p text:style-name="P4">$("button").click(function(){</text:p>
            <text:p text:style-name="P4"><text:s text:c="4"/>var txt = "";</text:p>
            <text:p text:style-name="P4"><text:s text:c="4"/>txt += "Width: " + $("#div1").width() + "&lt;/br&gt;";</text:p>
            <text:p text:style-name="P4"><text:s text:c="4"/>txt += "Height: " + $("#div1").height();</text:p>
            <text:p text:style-name="P4"><text:s text:c="4"/>$("#div1").html(txt);</text:p>
            <text:p text:style-name="P4">});</text:p>
          </draw:text-box>
        </draw:frame>
        <presentation:notes draw:style-name="dp2">
          <office:forms form:automatic-focus="false" form:apply-design-mode="false"/>
          <draw:page-thumbnail draw:style-name="gr1" draw:layer="layout" svg:width="17cm" svg:height="9.56cm" svg:x="2cm" svg:y="2.5cm" draw:page-number="25" presentation:class="page"/>
          <draw:frame presentation:style-name="pr6" draw:text-style-name="P2" draw:layer="layout" svg:width="17cm" svg:height="14cm" svg:x="2cm" svg:y="13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innerWidth(), innerHeight()</text:p>
          </draw:text-box>
        </draw:frame>
        <draw:frame presentation:style-name="pr5" draw:layer="layout" svg:width="25.2cm" svg:height="9.134cm" svg:x="1.4cm" svg:y="3.8cm" presentation:class="outline" presentation:user-transformed="true">
          <draw:text-box>
            <text:list text:style-name="L2">
              <text:list-item>
                <text:p>El método innerWidth() regresa el ancho incluyendo padding.</text:p>
              </text:list-item>
              <text:list-item>
                <text:p>El método innerHeight() regresa la altura incluyendo padding.</text:p>
              </text:list-item>
            </text:list>
            <text:p text:style-name="P3">$("button").click(function(){</text:p>
            <text:p text:style-name="P3"><text:s text:c="4"/>var txt = "";</text:p>
            <text:p text:style-name="P3"><text:s text:c="4"/>txt += "Inner width: " + $("#div1").innerWidth() + "&lt;/br&gt;";</text:p>
            <text:p text:style-name="P3"><text:s text:c="4"/>txt += "Inner height: " + $("#div1").innerHeight();</text:p>
            <text:p text:style-name="P3"><text:s text:c="4"/>$("#div1").html(txt);</text:p>
            <text:p text:style-name="P3">});</text:p>
          </draw:text-box>
        </draw:frame>
        <presentation:notes draw:style-name="dp2">
          <office:forms form:automatic-focus="false" form:apply-design-mode="false"/>
          <draw:page-thumbnail draw:style-name="gr1" draw:layer="layout" svg:width="17cm" svg:height="9.56cm" svg:x="2cm" svg:y="2.5cm" draw:page-number="26" presentation:class="page"/>
          <draw:frame presentation:style-name="pr6" draw:text-style-name="P2" draw:layer="layout" svg:width="17cm" svg:height="14cm" svg:x="2cm" svg:y="13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outerWidth(), outerHeight()</text:p>
          </draw:text-box>
        </draw:frame>
        <draw:frame presentation:style-name="pr5" draw:layer="layout" svg:width="25.2cm" svg:height="9.134cm" svg:x="1.4cm" svg:y="3.8cm" presentation:class="outline" presentation:user-transformed="true">
          <draw:text-box>
            <text:list text:style-name="L2">
              <text:list-item>
                <text:p>El método outerWidth() regresa el ancho incluyendo padding y border.</text:p>
              </text:list-item>
              <text:list-item>
                <text:p>El método outerHeight() regresa el alto incluyendo padding y border.</text:p>
              </text:list-item>
              <text:list-item>
                <text:p>El método outerWidth(true) regresa el ancho incluyendo padding, border y margin.</text:p>
              </text:list-item>
              <text:list-item>
                <text:p>El método outerHeight(true) regresa el alto incluyendo padding, border y margin.</text:p>
              </text:list-item>
            </text:list>
          </draw:text-box>
        </draw:frame>
        <presentation:notes draw:style-name="dp2">
          <office:forms form:automatic-focus="false" form:apply-design-mode="false"/>
          <draw:page-thumbnail draw:style-name="gr1" draw:layer="layout" svg:width="17cm" svg:height="9.56cm" svg:x="2cm" svg:y="2.5cm" draw:page-number="27" presentation:class="page"/>
          <draw:frame presentation:style-name="pr6" draw:text-style-name="P2" draw:layer="layout" svg:width="17cm" svg:height="14cm" svg:x="2cm" svg:y="13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Traversing - Ancestors</text:p>
          </draw:text-box>
        </draw:frame>
        <draw:frame presentation:style-name="pr5" draw:layer="layout" svg:width="25.2cm" svg:height="9.134cm" svg:x="1.4cm" svg:y="3.8cm" presentation:class="outline">
          <draw:text-box>
            <text:list text:style-name="L2">
              <text:list-header>
                <text:p>Con jQuery puedes recorrer el DOM para encontrar ancestros de un elemento.</text:p>
              </text:list-header>
              <text:list-item>
                <text:p>parent()</text:p>
              </text:list-item>
              <text:list-item>
                <text:p>parents()</text:p>
              </text:list-item>
              <text:list-item>
                <text:p>parentsUntil()</text:p>
              </text:list-item>
            </text:list>
          </draw:text-box>
        </draw:frame>
        <presentation:notes draw:style-name="dp2">
          <office:forms form:automatic-focus="false" form:apply-design-mode="false"/>
          <draw:page-thumbnail draw:style-name="gr1" draw:layer="layout" svg:width="17cm" svg:height="9.56cm" svg:x="2cm" svg:y="2.5cm" draw:page-number="28" presentation:class="page"/>
          <draw:frame presentation:style-name="pr6" draw:text-style-name="P2" draw:layer="layout" svg:width="17cm" svg:height="14cm" svg:x="2cm" svg:y="13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Traversing - Descendants</text:p>
          </draw:text-box>
        </draw:frame>
        <draw:frame presentation:style-name="pr5" draw:layer="layout" svg:width="25.2cm" svg:height="9.134cm" svg:x="1.4cm" svg:y="3.8cm" presentation:class="outline">
          <draw:text-box>
            <text:list text:style-name="L2">
              <text:list-item>
                <text:p>El método children() devuelve todos los elementos secundarios directos del elemento seleccionado.</text:p>
              </text:list-item>
              <text:list-item>
                <text:p>El método find() devuelve los elementos descendientes del elemento seleccionado, hasta el último descendiente.</text:p>
                <text:p/>
              </text:list-item>
            </text:list>
          </draw:text-box>
        </draw:frame>
        <presentation:notes draw:style-name="dp2">
          <office:forms form:automatic-focus="false" form:apply-design-mode="false"/>
          <draw:page-thumbnail draw:style-name="gr1" draw:layer="layout" svg:width="17cm" svg:height="9.56cm" svg:x="2cm" svg:y="2.5cm" draw:page-number="29" presentation:class="page"/>
          <draw:frame presentation:style-name="pr6" draw:text-style-name="P2" draw:layer="layout" svg:width="17cm" svg:height="14cm" svg:x="2cm" svg:y="13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Traversing - Siblings</text:p>
          </draw:text-box>
        </draw:frame>
        <draw:frame presentation:style-name="pr5" draw:layer="layout" svg:width="25.2cm" svg:height="9.134cm" svg:x="1.4cm" svg:y="3.8cm" presentation:class="outline">
          <draw:text-box>
            <text:list text:style-name="L2">
              <text:list-item>
                <text:p>siblings()</text:p>
              </text:list-item>
              <text:list-item>
                <text:p>next()</text:p>
              </text:list-item>
              <text:list-item>
                <text:p>nextAll()</text:p>
              </text:list-item>
              <text:list-item>
                <text:p>nextUntil()</text:p>
              </text:list-item>
              <text:list-item>
                <text:p>prev()</text:p>
              </text:list-item>
              <text:list-item>
                <text:p>prevAll()</text:p>
              </text:list-item>
              <text:list-item>
                <text:p>prevUntil()</text:p>
              </text:list-item>
            </text:list>
          </draw:text-box>
        </draw:frame>
        <presentation:notes draw:style-name="dp2">
          <office:forms form:automatic-focus="false" form:apply-design-mode="false"/>
          <draw:page-thumbnail draw:style-name="gr1" draw:layer="layout" svg:width="17cm" svg:height="9.56cm" svg:x="2cm" svg:y="2.5cm" draw:page-number="30" presentation:class="page"/>
          <draw:frame presentation:style-name="pr6" draw:text-style-name="P2" draw:layer="layout" svg:width="17cm" svg:height="14cm" svg:x="2cm" svg:y="13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Traversing - Filtering</text:p>
          </draw:text-box>
        </draw:frame>
        <draw:frame presentation:style-name="pr5" draw:layer="layout" svg:width="25.2cm" svg:height="10.424cm" svg:x="1.4cm" svg:y="3.8cm" presentation:class="outline" presentation:user-transformed="true">
          <draw:text-box>
            <text:list text:style-name="L2">
              <text:list-item>
                <text:p>El primer first() devuelve el primer elemento de los elementos especificados.</text:p>
              </text:list-item>
              <text:list-item>
                <text:p>El método last() devuelve el último elemento de los elementos especificados.</text:p>
              </text:list-item>
              <text:list-item>
                <text:p>El método eq() devuelve un elemento con un número de índice específico de los elementos seleccionados.</text:p>
              </text:list-item>
              <text:list-item>
                <text:p>El método filter() permite especificar un criterio. Los elementos que no coinciden con los criterios se eliminan de la selección y se devolverán los que coincida.</text:p>
              </text:list-item>
              <text:list-item>
                <text:p>El método not() devuelve todos los elementos que no coinciden con los criterios.</text:p>
              </text:list-item>
            </text:list>
          </draw:text-box>
        </draw:frame>
        <presentation:notes draw:style-name="dp2">
          <office:forms form:automatic-focus="false" form:apply-design-mode="false"/>
          <draw:page-thumbnail draw:style-name="gr1" draw:layer="layout" svg:width="17cm" svg:height="9.56cm" svg:x="2cm" svg:y="2.5cm" draw:page-number="31" presentation:class="page"/>
          <draw:frame presentation:style-name="pr6" draw:text-style-name="P2" draw:layer="layout" svg:width="17cm" svg:height="14cm" svg:x="2cm" svg:y="13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 AJAX </text:p>
          </draw:text-box>
        </draw:frame>
        <draw:frame presentation:style-name="pr5" draw:layer="layout" svg:width="25.2cm" svg:height="9.134cm" svg:x="1.4cm" svg:y="3.8cm" presentation:class="outline" presentation:user-transformed="true">
          <draw:text-box>
            <text:list text:style-name="L2">
              <text:list-item>
                <text:p>AJAX = Asynchronous JavaScript and XML.</text:p>
              </text:list-item>
              <text:list-item>
                <text:p>AJAX se trata de cargar datos en segundo plano y mostrarlos en la página web, sin volver a cargar toda la página.</text:p>
              </text:list-item>
              <text:list-item>
                <text:p>jQuery proporciona varios métodos para la funcionalidad de AJAX.</text:p>
                <text:p/>
              </text:list-item>
            </text:list>
          </draw:text-box>
        </draw:frame>
        <presentation:notes draw:style-name="dp2">
          <office:forms form:automatic-focus="false" form:apply-design-mode="false"/>
          <draw:page-thumbnail draw:style-name="gr1" draw:layer="layout" svg:width="17cm" svg:height="9.56cm" svg:x="2cm" svg:y="2.5cm" draw:page-number="32" presentation:class="page"/>
          <draw:frame presentation:style-name="pr6" draw:text-style-name="P2" draw:layer="layout" svg:width="17cm" svg:height="14cm" svg:x="2cm" svg:y="13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 AJAX load()</text:p>
          </draw:text-box>
        </draw:frame>
        <draw:frame presentation:style-name="pr5" draw:layer="layout" svg:width="25.2cm" svg:height="9.134cm" svg:x="1.4cm" svg:y="3.8cm" presentation:class="outline">
          <draw:text-box>
            <text:list text:style-name="L2">
              <text:list-item>
                <text:p>El método load() carga datos de un servidor y coloca los datos devueltos en el elemento seleccionado.</text:p>
              </text:list-item>
            </text:list>
            <text:p text:style-name="P3"/>
            <text:p text:style-name="P3">$("button").click(function(){</text:p>
            <text:p text:style-name="P3"><text:s text:c="4"/>$("#div1").load("demo_test.txt", function(responseTxt, statusTxt, xhr){</text:p>
            <text:p text:style-name="P3"><text:s text:c="8"/>if(statusTxt == "success")</text:p>
            <text:p text:style-name="P3"><text:s text:c="12"/>alert("External content loaded successfully!");</text:p>
            <text:p text:style-name="P3"><text:s text:c="8"/>if(statusTxt == "error")</text:p>
            <text:p text:style-name="P3"><text:s text:c="12"/>alert("Error: " + xhr.status + ": " + xhr.statusText);</text:p>
            <text:p text:style-name="P3"><text:s text:c="4"/>});</text:p>
            <text:p text:style-name="P3">});</text:p>
          </draw:text-box>
        </draw:frame>
        <presentation:notes draw:style-name="dp2">
          <office:forms form:automatic-focus="false" form:apply-design-mode="false"/>
          <draw:page-thumbnail draw:style-name="gr1" draw:layer="layout" svg:width="17cm" svg:height="9.56cm" svg:x="2cm" svg:y="2.5cm" draw:page-number="33" presentation:class="page"/>
          <draw:frame presentation:style-name="pr6" draw:text-style-name="P2" draw:layer="layout" svg:width="17cm" svg:height="14cm" svg:x="2cm" svg:y="13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Query - AJAX get() and post()</text:p>
          </draw:text-box>
        </draw:frame>
        <draw:frame presentation:style-name="pr5" draw:layer="layout" svg:width="25.2cm" svg:height="9.134cm" svg:x="1.4cm" svg:y="3.8cm" presentation:class="outline">
          <draw:text-box>
            <text:list text:style-name="L2">
              <text:list-item>
                <text:p>Los métodos jQuery get() y post() se utilizan para solicitar datos del servidor con una solicitud HTTP GET o POST.</text:p>
              </text:list-item>
              <text:list-item>
                <text:p>$.get(URL,callback);</text:p>
              </text:list-item>
              <text:list-item>
                <text:p>$.post(URL,data,callback);</text:p>
                <text:p/>
              </text:list-item>
            </text:list>
          </draw:text-box>
        </draw:frame>
        <presentation:notes draw:style-name="dp2">
          <office:forms form:automatic-focus="false" form:apply-design-mode="false"/>
          <draw:page-thumbnail draw:style-name="gr1" draw:layer="layout" svg:width="17cm" svg:height="9.56cm" svg:x="2cm" svg:y="2.5cm" draw:page-number="34"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668000000FE1CFCA98D7E52DCBE.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15T02:02:18.943000000</meta:creation-date>
    <meta:editing-duration>P0D</meta:editing-duration>
    <meta:editing-cycles>1</meta:editing-cycles>
    <meta:generator>LibreOffice/5.3.1.2$Windows_x86 LibreOffice_project/e80a0e0fd1875e1696614d24c32df0f95f03deb2</meta:generator>
    <dc:title>Bright Blue</dc:title>
    <meta:document-statistic meta:object-count="160"/>
  </office:meta>
</office:document-meta>
</file>